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as Projekt-Tutorial</text:h>
      <text:h text:style-name="Heading_20_2" text:outline-level="2">1. Ein paar Worte</text:h>
      <text:h text:style-name="Heading_20_3" text:outline-level="3">Vorwort</text:h>
      <text:p text:style-name="Text_20_body">Da ich mich nun schon eine ganze Weile mit Warcraft 3 The Frozen Throne und dessen Welteneditor beschäftige, dachte ich mir auch schon des öfteren, ein Tutorial zu schreiben. Am naheliegensten wäre es zunächst wohl gewesen, ein Tutorial über irgendwelche Elemente von Jass oder vJass zu schreiben, weil dies wohl meine größten Stärken im Umgang mit dem Editor sind. Da ich aber eine große Anzahl bereits vorhandener Tutorials zu fast allen Themen von Jass und vJass vorfand, gab ich mich mit dieser Idee nicht zufrieden und ließ die Finger davon. Inzwischen stelle ich eine Art Datenpaket für den Editor, bestehend aus vJass-Systemen, Modellen, Vorlagen usw; zusammen und beschäftige mich auch mit vielen anderen Bereichen des Editors intensiver als zuvor (Abgesehen von den KIs). Also dachte ich mir „Mach doch ein Tutorial darüber, wie man ein Projekt plant, professionell erstellt und gib darin allgemeine Tipps zum Umgang mit dem Editor.“ und da ich noch nichts Vergleichbares fand, begann ich einfach mit dem „Drauflosschreiben“.</text:p>
      <text:p text:style-name="Text_20_body">Hier kommt noch Text hin, wenn es fertig ist...</text:p>
      <text:h text:style-name="Heading_20_3" text:outline-level="3">Warcraft und sein Editor</text:h>
      <text:p text:style-name="Text_20_body">Warcraft 3 The Frozen Throne ist nun schon einige Jahre alt und in meiner Zeit als Mapper habe ich viele andere Mapper kommen und gehen sehen. Ausschlaggebend für die große Mapper-Gemeinschaft ist wohl zweifelslos der recht einfach zu bedienende Karteneditor, mit dem sich dennoch sehr viel am Spiel verändern lässt. Leider werden früher oder später die meisten Mapper (Ich wahrscheinlich eingeschlossen) zu einem anderen Spiel umsteigen, da die Engine auch irgendwann als veraltet gelten wird, doch bis jetzt kenne ich kaum ein Spiel, an dem man so viel, so leicht verändern kann.</text:p>
      <text:h text:style-name="Heading_20_3" text:outline-level="3">Die Werkzeuge</text:h>
      <text:p text:style-name="Text_20_body">Ein Grund dafür, dass ich mich noch dagegen entschied, auf ein anderes Spiel umzusteigen, war hauptsächlich vJass. Es vereinfacht das Anwenden von Jass so enorm, dass ich wieder Spaß daran fand, nachdem ich mich lange Zeit über die Schwächen aufgeregt hatte. Es gibt abgesehen vom Grimore-Paket noch eine große Anzahl weiterer Werkzeuge, die von irgendwelchen Leuten im Internet veröffentlicht wurden und einem das Leben als Mapper erleichtern. Ich werde in diesem Tutorial einige dieser Werkzeuge näher betrachten.</text:p>
      <text:h text:style-name="Heading_20_3" text:outline-level="3">Die Gemeinschaft</text:h>
      <text:p text:style-name="Text_20_body">Wie ich bereits erwähnte, ist die Mapper-Gemeinschaft von Warcraft The Frozen Throne recht groß. Vorallem der große Anteil der deutschen Mapper erleichtert vor allem jungen Neueinsteigern den Einstieg ins Mappen. Man bekommt in einigen Foren nützliche Hilfe angeboten und durch die Tutorials, kann man sich ständig weiterbilden und Neues dazu lernen, was einem den Antrieb für das Arbeiten an Projekten gibt. Ein guter Mapper sollte diese Möglichkeiten immer ausnutzen, um so einen Vorteil für sich zu gewinnen und sich bei der Gemeinschaft bedanken, in dem er anderen ebenfalls weiterhilft.</text:p>
      <text:h text:style-name="Heading_20_2" text:outline-level="2"><text:soft-page-break/>2. Die Planung</text:h>
      <text:h text:style-name="Heading_20_3" text:outline-level="3">Die Idee</text:h>
      <text:p text:style-name="Text_20_body">Am Anfang eines jeden Projektes steht die Idee, die Idee irgendetwas umzusetzen. Zunächst sollte man sich Gedanken darüber machen, ob man diese Idee auch wirklich umsetzen will oder einem nur der Weg zum Ziel wichtig ist. Bei zweiterem kann man zwar viel lernen, allerdings ist es sehr unwahrscheinlich, dass man je fertig wird. Das gilt natürlich nur für besonders große Ideen. Was eine große Idee ist, muss der Mapper selbst festlegen, indem er seine Fähigkeiten mit denen vergleicht, die er für die Umsetzung seiner Idee benötigt. Auch ist es wichtig, dass der Mapper nicht jede plötzliche Eingebung nach dem Motto „Das wäre ja mal voll cool...“ oder „Wieso hat das noch keiner gemacht...“ als eine Idee einer Umsetzung mit möglichem Erfolg ansieht. Wenn er die Idee tatsächlich verwirklichen will, muss er sich auch tatsächlich im Klaren darüber sein, dass es speziell für ihn möglich ist, sie umzusetzen.</text:p>
      <text:p text:style-name="Text_20_body">Ich werde in diesem Tutorial das Ziel eines zu beendenden Projektes verfolgen.</text:p>
      <text:h text:style-name="Heading_20_3" text:outline-level="3">Die Struktur</text:h>
      <text:p text:style-name="Text_20_body">Nachdem er sich darüber im Klaren ist, dass er sein Ziel nicht mit übertriebener Mühe erreichen kann, sollte er sich darüber Gedanken machen, wie man was ungefähr umsetzen könnte. Um das zu erkennen, ist es wichtig ein gewisses Wissen über die Möglichkeiten des Editors und die existierenden Programme zu haben, die ich später noch genauer betrachten werde. Falls der Mapper bei diesen Überlegungen doch noch zu dem Punkt kommen sollte, an dem er an einer einfachen Umsetzung zweifelt, sollte er die Umsetzung lieber in Frage stellen, anstatt seine Zeit unnötig mit der Arbeit daran zu vergeuden (Außer er ändert sein Ziel nach dem Motto „Der Weg ist das Ziel“). Planen mit Stift und Papier oder einem einfachen Textdokument kann helfen, ist aber nicht zwingend notwendig.</text:p>
      <text:h text:style-name="Heading_20_3" text:outline-level="3">Das Team</text:h>
      <text:p text:style-name="Text_20_body">Sollte das Projekt einen größeren Umfang haben oder der Mapper sich nicht in allen notwendigen Bereichen auskennen, so ist es notwendig, mit einem Partner bzw. Team zusammen zu arbeiten. Dies sollte auf jeden Fall vor Beginn der Arbeiten am Projekt geklärt werden. Der Mapper muss sich relativ sicher sein können, für die notwendigen Bereiche Leute gefunden zu haben, die interessiert, motiviert und zuverlässig sind, damit wenigstens vorerst ausgeschlossen ist, dass das Projekt gleich zu Anfang scheitern wird. Man kann natürlich niemals zu 100% sicher sein, dass ein Team-Mitglied die Lust verliert und die Arbeit am Projekt beendet.</text:p>
      <text:p text:style-name="Text_20_body">Wichtig ist auch die Einteilung im Team. Hier lauten die Schlüsselfragen:</text:p>
      <text:list text:style-name="L1">
        <text:list-item>
          <text:p text:style-name="P2">Wer hat das sagen?</text:p>
        </text:list-item>
        <text:list-item>
          <text:p text:style-name="P2">Wer ist für welchen Bereich zuständig?</text:p>
        </text:list-item>
        <text:list-item>
          <text:p text:style-name="P2">Wer darf Neuigkeiten und Bilder veröffentlichen?</text:p>
        </text:list-item>
        <text:list-item>
          <text:p text:style-name="P2">Wer darf welche Elemente des Projektes haben und an wen darf er diese weitergeben?</text:p>
        </text:list-item>
      </text:list>
      <text:p text:style-name="Text_20_body">Die Kommunikation ist natürlich auch sehr wichtig. Helfen können dabei z.B. Chat-Protokolle, Email-Verkehr oder ein eigenes Board. Da oft Daten untereinander ausgetauscht werden müssen, sollte dies auch zu Beginn geklärt werden. Hierbei kann man z.B. Emails oder Server verwenden.</text:p>
      <text:h text:style-name="Heading_20_3" text:outline-level="3">Die Vorstellung</text:h>
      <text:p text:style-name="Text_20_body">Eine gute Publikation eines Projektes ist sehr wichtig, wenn man Erfolg damit haben will. Hierbei <text:soft-page-break/>gilt es zu beachten:</text:p>
      <text:list text:style-name="L2">
        <text:list-item>
          <text:p text:style-name="P6">Keine zu frühe Vorstellung (Man sollte eventuell schon Bilder präsentieren können)</text:p>
        </text:list-item>
        <text:list-item>
          <text:p text:style-name="P6">Vorstellung auf einer möglichst bekannten Seite</text:p>
        </text:list-item>
        <text:list-item>
          <text:p text:style-name="P6">Gute Strukturierung</text:p>
        </text:list-item>
        <text:list-item>
          <text:p text:style-name="P6">Bilder verlinken</text:p>
        </text:list-item>
        <text:list-item>
          <text:p text:style-name="P6">Nicht zu viel und nicht zu wenig Text</text:p>
        </text:list-item>
        <text:list-item>
          <text:p text:style-name="P6">Die Features im Text hervorheben oder auflisten</text:p>
        </text:list-item>
        <text:list-item>
          <text:p text:style-name="P6">Gute Rechtschreibung, Formulierung und Sprachkenntnisse</text:p>
        </text:list-item>
        <text:list-item>
          <text:p text:style-name="P6">Alle Mitarbeiter und deren Bereiche vorstellen</text:p>
        </text:list-item>
        <text:list-item>
          <text:p text:style-name="P6">Auf freie Stellen im Team hinweisen, falls vorhanden</text:p>
        </text:list-item>
        <text:list-item>
          <text:p text:style-name="P6">Aufklärung über den Release geben – Verhindert oft unnötige Fragerei</text:p>
        </text:list-item>
        <text:list-item>
          <text:p text:style-name="P6">Optional: Ein Changelog bzw. eine Neuigkeitenliste veröffentlichen, damit Interessierte sehen, was sich tut</text:p>
        </text:list-item>
      </text:list>
      <text:p text:style-name="Text_20_body">Wenn man einen guten Eindruck machen möchte, sollte man auf Fragen von Interessierten immer objektiv und einigermaßen freundlich eingehen. Wenn man kurze Antworten gibt, die direkt auf die Fragen eingehen und nicht nur schreibt „Wissen wir noch nicht“ oder „Keine Ahnung“, sondern wenigstens eine Möglichkeit anbietet, wie „Wir machen es vielleicht so und so, weil das so und so ist, aber es steht bis jetzt noch nicht zu 100% fest“, macht oft einen professionelleren Eindruck und bietet manchmal auch mehr Diskussionsstoff. Für die optionalen Neugikeiten gilt, dass man nicht jede unwichtige Kleinigkeit hineinschreiben sollte, wie z.B. „- Ein Baum wurde um 0.234 Grad gedreht.“, sondern eher etwas wie „- Ein Quest-System wurde implementiert...“.</text:p>
      <text:h text:style-name="Heading_20_3" text:outline-level="3" text:is-list-header="true">Ein Rollenspiel</text:h>
      <text:p text:style-name="Text_20_body">Sehr oft, wollen Mapper eine Rollenspielkarte erstellen. Das hat auch seine Gründe, denn das Rumbasteln macht oft mehr Spaß, als das an einem Kartentyp, von dem es bereits sehr viele Karten gibt, die sich von der eigenen nicht sonderlich unterscheiden werden. Beim Rollenspiel liegt meist die Geschichte im Mittelpunkt und die ist leicht zu verändern. Außerdem hat man sehr viele Freiheiten und kann fast unendlich viele kleine und große Features einbauen ohne lange überlegen zu müssen, indem man sich einfach an einem der vielen vorhandenen Rollenspiel-Computerspiele orientiert. Ich selbst arbeitete eine Zeit lang an der Rollenspielmodifikation „Die Macht des Feuers“ und scheitertete letztendlich daran, dass ich zu viele unnötige Dinge einbauen wollte. Jeder Mapper sollte sich also gut überlegen, ob er eine Rollenspielkarte macht.</text:p>
      <text:h text:style-name="Heading_20_3" text:outline-level="3">Die Grenzen</text:h>
      <text:p text:style-name="Text_20_body">Wie ich bereits erwähnte, scheiterte ich mit meinem eigenen Projekt, weil ich zu viel Unnötiges einbauen wollte. Wichtig ist, dass man sich feste Grenzen setzt und sich sagt „Das andere kann ich auch noch einbauen, wenn ich mit dem Zeug fertig bin“. Dabei sollten die Grenzen hauptsächlich das Grundsystem und vielleicht noch einige kleinere und leichter umzusetzende Features beinhalten. Diese Grenzen einzuhalten ist nicht immer leicht, da der Kopf eines Mappers oft voller Ideen ist und immer neue hinzukommen.</text:p>
      <text:p text:style-name="Text_20_body"/>
      <text:h text:style-name="Heading_20_2" text:outline-level="2">3. Die Umsetzung</text:h>
      <text:p text:style-name="Text_20_body"/>
      <text:h text:style-name="Heading_20_3" text:outline-level="3"><text:soft-page-break/>Systeme</text:h>
      <text:p text:style-name="Text_20_body">Oft stellen Systeme in Jass oder vJass besondere Features eines Projekts dar. Wer noch nicht über GUI hinaus ist, sollte dies auf jeden Fall ändern. Will man wirklich in kurzer Zeit ein gutes Projekt produzieren, so ist es am besten, vorhandene, gute Systeme zu verwenden, wo es sie gibt und keine eigenen zu verwenden. Man muss sich immer denken, dass es auch einen Sinn hat, dass Systeme veröffentlicht werden und man es selbst nicht immer besser machen würde. Erst an spezifischen Schnittstellen, die speziell etwas mit dem Projekt oder dem Inhalt des Projektes etwas zu tun haben, muss man selbst Hand anlegen. Das sollte dann aber kein Problem mehr darstellen. Bei Systemen gilt auf folgendes zu achten:</text:p>
      <text:list text:style-name="L3">
        <text:list-item>
          <text:p text:style-name="P17">Notwendigkeit</text:p>
        </text:list-item>
        <text:list-item>
          <text:p text:style-name="P17">Einfache Implementierung</text:p>
        </text:list-item>
        <text:list-item>
          <text:p text:style-name="P17">Einfaches Anpassen</text:p>
        </text:list-item>
        <text:list-item>
          <text:p text:style-name="P17">Professionell umgesetzt</text:p>
        </text:list-item>
        <text:list-item>
          <text:p text:style-name="P17">Gute Performence</text:p>
        </text:list-item>
      </text:list>
      <text:p text:style-name="Text_20_body"/>
      <text:h text:style-name="Heading_20_3" text:outline-level="3">Die Landschaften</text:h>
      <text:p text:style-name="Text_20_body">Die Landschaften sind nicht bei allen Projekten ein wichtiger Bestandteil. Hier muss man zwischen Projekten unterscheiden, die mehr Wert auf Inhalt und Design legen, wie etwa Rollenspiele und zwischen Projekten, bei denen es mehr um den Spaß und ein innovatives Spiel geht, wie etwa „Hero-Line-Karten“. Aber auch bei einem Projekt, bei dem es nicht so wichtig sein sollte, dass die Landschaft realistisch aussieht, können einzigartige Ideen, die passend zum Projektinhalt sind, nicht sch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1-31T17:12:31</meta:creation-date>
    <dc:date>2008-02-08T04:54:10</dc:date>
    <meta:editing-cycles>57</meta:editing-cycles>
    <meta:editing-duration>PT1H30M32S</meta:editing-duration>
    <meta:user-defined meta:name="Info 1"/>
    <meta:user-defined meta:name="Info 2"/>
    <meta:user-defined meta:name="Info 3"/>
    <meta:user-defined meta:name="Info 4"/>
    <meta:document-statistic meta:table-count="0" meta:image-count="0" meta:object-count="0" meta:page-count="4" meta:paragraph-count="53" meta:word-count="1547" meta:character-count="10008"/>
  </office:meta>
</office:document-meta>
</file>